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arlour</text:p>
      <text:p text:style-name="Preformatted_20_Text">parlor</text:p>
      <text:p text:style-name="Preformatted_20_Text">parluor</text:p>
      <text:p text:style-name="Preformatted_20_Text"/>
      <text:p text:style-name="Preformatted_20_Text">four</text:p>
      <text:p text:style-name="Preformatted_20_Text">for</text:p>
      <text:p text:style-name="Preformatted_20_Text">fuor</text:p>
      <text:p text:style-name="Preformatted_20_Text"/>
      <text:p text:style-name="Preformatted_20_Text">modelling</text:p>
      <text:p text:style-name="Preformatted_20_Text">modeling</text:p>
      <text:p text:style-name="Preformatted_20_Text">modeliing</text:p>
      <text:p text:style-name="Preformatted_20_Text"/>
      <text:p text:style-name="Preformatted_20_Text">fall</text:p>
      <text:p text:style-name="Preformatted_20_Text">fall</text:p>
      <text:p text:style-name="Preformatted_20_Text">fal</text:p>
      <text:p text:style-name="Preformatted_20_Text"/>
      <text:p text:style-name="Preformatted_20_Text">theatre</text:p>
      <text:p text:style-name="Preformatted_20_Text">theater</text:p>
      <text:p text:style-name="Preformatted_20_Text">theatrr</text:p>
      <text:p text:style-name="Preformatted_20_Text"/>
      <text:p text:style-name="Preformatted_20_Text">insure</text:p>
      <text:p text:style-name="Preformatted_20_Text">insure</text:p>
      <text:p text:style-name="Preformatted_20_Text">insuer</text:p>
      <text:p text:style-name="Preformatted_20_Text"/>
      <text:p text:style-name="Preformatted_20_Text">baptize</text:p>
      <text:p text:style-name="Preformatted_20_Text">baptise</text:p>
      <text:p text:style-name="Preformatted_20_Text">baptisz</text:p>
      <text:p text:style-name="Preformatted_20_Text"/>
      <text:p text:style-name="Preformatted_20_Text">size</text:p>
      <text:p text:style-name="Preformatted_20_Text">size</text:p>
      <text:p text:style-name="Preformatted_20_Text">sise</text:p>
      <text:p text:style-name="Preformatted_20_Text"/>
      <text:p text:style-name="Preformatted_20_Text">haemoglobin</text:p>
      <text:p text:style-name="Preformatted_20_Text">hemoglobin</text:p>
      <text:p text:style-name="Preformatted_20_Text">heamoglobin</text:p>
      <text:p text:style-name="Preformatted_20_Text"/>
      <text:p text:style-name="Preformatted_20_Text">reggae</text:p>
      <text:p text:style-name="Preformatted_20_Text">reggae</text:p>
      <text:p text:style-name="Preformatted_20_Text">regge</text:p>
      <text:p text:style-name="Preformatted_20_Text"/>
      <text:p text:style-name="Preformatted_20_Text">foetus</text:p>
      <text:p text:style-name="Preformatted_20_Text">fetus</text:p>
      <text:p text:style-name="Preformatted_20_Text">feotus</text:p>
      <text:p text:style-name="Preformatted_20_Text"/>
      <text:p text:style-name="Preformatted_20_Text">vetoed</text:p>
      <text:p text:style-name="Preformatted_20_Text">vetoed</text:p>
      <text:p text:style-name="Preformatted_20_Text">veted</text:p>
      <text:p text:style-name="Preformatted_20_Text"/>
      <text:p text:style-name="Preformatted_20_Text">licence</text:p>
      <text:p text:style-name="Preformatted_20_Text">license</text:p>
      <text:p text:style-name="Preformatted_20_Text">licensce</text:p>
      <text:p text:style-name="Preformatted_20_Text"/>
      <text:p text:style-name="Preformatted_20_Text">voice</text:p>
      <text:p text:style-name="Preformatted_20_Text">voice</text:p>
      <text:p text:style-name="Preformatted_20_Text">voise</text:p>
      <text:p text:style-name="Preformatted_20_Text"/>
      <text:p text:style-name="Preformatted_20_Text">analyze</text:p>
      <text:p text:style-name="Preformatted_20_Text">analyse</text:p>
      <text:p text:style-name="Preformatted_20_Text">analyzse</text:p>
      <text:p text:style-name="Preformatted_20_Text"/>
      <text:p text:style-name="Preformatted_20_Text">Byzantine</text:p>
      <text:p text:style-name="Preformatted_20_Text">Byzantine</text:p>
      <text:p text:style-name="Preformatted_20_Text"><text:soft-page-break/>Bysantine</text:p>
      <text:p text:style-name="Preformatted_20_Text"/>
      <text:p text:style-name="Preformatted_20_Text">dialogue</text:p>
      <text:p text:style-name="Preformatted_20_Text">dialog</text:p>
      <text:p text:style-name="Preformatted_20_Text">dialogu</text:p>
      <text:p text:style-name="Preformatted_20_Text"/>
      <text:p text:style-name="Preformatted_20_Text">vogue</text:p>
      <text:p text:style-name="Preformatted_20_Text">vogue</text:p>
      <text:p text:style-name="Preformatted_20_Text">vog</text:p>
      <text:p text:style-name="Preformatted_20_Text"/>
      <text:p text:style-name="Preformatted_20_Text">sulphur</text:p>
      <text:p text:style-name="Preformatted_20_Text">sulfur</text:p>
      <text:p text:style-name="Preformatted_20_Text">sulpfur</text:p>
      <text:p text:style-name="Preformatted_20_Text"/>
      <text:p text:style-name="Preformatted_20_Text">phial</text:p>
      <text:p text:style-name="Preformatted_20_Text">phial</text:p>
      <text:p text:style-name="Preformatted_20_Text">fial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T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0" meta:word-count="60" meta:character-count="377" meta:non-whitespace-character-count="377"/>
    <dc:date>2012-11-27T09:00:56</dc:date>
    <dc:creator>david </dc:creator>
    <meta:generator>LibreOffice/3.4$Unix LibreOffice_project/340m1$Build-302</meta:generator>
  </office:meta>
</office:document-meta>
</file>